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left="0cm" fo:margin-right="0cm" fo:margin-top="0.37cm" fo:margin-bottom="0cm" style:contextual-spacing="false" fo:text-indent="0.953cm" style:auto-text-indent="false" fo:background-color="#ffffff"/>
      <style:text-properties officeooo:paragraph-rsid="00198c8a"/>
    </style:style>
    <style:style style:name="P2" style:family="paragraph" style:parent-style-name="Normal_20__28_Web_29_">
      <loext:graphic-properties draw:fill="solid" draw:fill-color="#ffffff"/>
      <style:paragraph-properties fo:margin-left="0cm" fo:margin-right="0cm" fo:margin-top="0.37cm" fo:margin-bottom="0cm" style:contextual-spacing="false" fo:text-indent="0.953cm" style:auto-text-indent="false" fo:background-color="#ffffff"/>
      <style:text-properties fo:font-weight="normal" officeooo:paragraph-rsid="00198c8a" style:font-weight-asian="normal" style:font-weight-complex="normal"/>
    </style:style>
    <style:style style:name="P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text-indent="1.251cm" style:auto-text-indent="false" fo:background-color="#ffffff"/>
      <style:text-properties officeooo:paragraph-rsid="00198c8a"/>
    </style:style>
    <style:style style:name="P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text-indent="1.251cm" style:auto-text-indent="false" fo:background-color="#ffffff"/>
      <style:text-properties fo:color="#212529" loext:opacity="100%" fo:font-size="14pt" officeooo:paragraph-rsid="00198c8a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officeooo:paragraph-rsid="00198c8a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198c8a" style:font-name-asian="Times New Roman" style:font-size-asian="14pt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paragraph-rsid="00198c8a" style:font-name-asian="Times New Roman" style:font-size-asian="14pt" style:font-size-complex="14pt"/>
    </style:style>
    <style:style style:name="P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0198c8a"/>
    </style:style>
    <style:style style:name="P9" style:family="paragraph" style:parent-style-name="rtejustify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text-indent="1.251cm" style:auto-text-indent="false" fo:background-color="#ffffff"/>
      <style:text-properties fo:font-size="14pt" fo:font-style="italic" officeooo:paragraph-rsid="00198c8a" style:font-size-asian="14pt" style:font-style-asian="italic" style:font-size-complex="9pt" style:font-style-complex="italic"/>
    </style:style>
    <style:style style:name="P10" style:family="paragraph" style:parent-style-name="rtejustify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text-indent="1.251cm" style:auto-text-indent="false" fo:background-color="#ffffff"/>
      <style:text-properties officeooo:paragraph-rsid="00198c8a"/>
    </style:style>
    <style:style style:name="P11" style:family="paragraph" style:parent-style-name="rtejustify">
      <loext:graphic-properties draw:fill="solid" draw:fill-color="#ffffff"/>
      <style:paragraph-properties fo:margin-left="0cm" fo:margin-right="0cm" fo:margin-top="0cm" fo:margin-bottom="0cm" style:contextual-spacing="false" fo:text-align="center" style:justify-single-word="false" fo:text-indent="1.251cm" style:auto-text-indent="false" fo:background-color="#ffffff"/>
      <style:text-properties officeooo:paragraph-rsid="00198c8a"/>
    </style:style>
    <style:style style:name="P12" style:family="paragraph" style:parent-style-name="rtejustify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text-indent="1.251cm" style:auto-text-indent="false" fo:background-color="#ffffff"/>
      <style:text-properties fo:font-size="12pt" fo:font-style="normal" officeooo:paragraph-rsid="00198c8a" style:font-size-asian="12pt" style:font-style-asian="normal" style:font-size-complex="12pt" style:font-style-complex="normal"/>
    </style:style>
    <style:style style:name="P13" style:family="paragraph" style:parent-style-name="rtejustify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#ffffff"/>
      <style:text-properties fo:font-size="12pt" fo:font-style="normal" officeooo:paragraph-rsid="00198c8a" style:font-size-asian="12pt" style:font-style-asian="normal" style:font-size-complex="12pt" style:font-style-complex="normal"/>
    </style:style>
    <style:style style:name="T1" style:family="text"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T2" style:family="text">
      <style:text-properties fo:font-size="14pt" fo:font-weight="bold" style:font-name-asian="Times New Roman" style:font-size-asian="14pt" style:font-weight-asian="bold" style:font-size-complex="14pt" style:font-style-complex="italic" style:font-weight-complex="bold"/>
    </style:style>
    <style:style style:name="T3" style:family="text">
      <style:text-properties fo:font-size="14pt" style:font-size-asian="14pt" style:font-size-complex="9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name-asian="Times New Roman" style:font-size-asian="14pt" style:font-size-complex="14pt"/>
    </style:style>
    <style:style style:name="T6" style:family="text">
      <style:text-properties fo:font-size="14pt" fo:font-style="italic" style:font-size-asian="14pt" style:font-style-asian="italic" style:font-size-complex="9pt" style:font-style-complex="italic"/>
    </style:style>
    <style:style style:name="T7" style:family="text">
      <style:text-properties fo:font-size="14pt" fo:font-style="italic" style:font-size-asian="14pt" style:font-style-asian="italic" style:font-size-complex="14pt"/>
    </style:style>
    <style:style style:name="T8" style:family="text">
      <style:text-properties fo:font-size="14pt" fo:font-style="italic" style:font-size-asian="14pt" style:font-style-asian="italic" style:font-size-complex="14pt" style:font-weight-complex="bold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14pt" fo:font-style="italic" fo:font-weight="normal" style:font-size-asian="14pt" style:font-style-asian="italic" style:font-weight-asian="normal" style:font-size-complex="9pt" style:font-style-complex="italic"/>
    </style:style>
    <style:style style:name="T11" style:family="text">
      <style:text-properties fo:text-transform="uppercase" fo:font-size="14pt" fo:font-weight="bold" style:font-size-asian="14pt" style:font-weight-asian="bold" style:font-size-complex="14pt"/>
    </style:style>
    <style:style style:name="T12" style:family="text">
      <style:text-properties fo:color="#000000" loext:opacity="100%" fo:font-size="14pt" fo:background-color="#ffffff" loext:char-shading-value="0" style:font-size-asian="14pt" style:font-size-complex="14pt"/>
    </style:style>
    <style:style style:name="T13" style:family="text">
      <style:text-properties fo:color="#000000" loext:opacity="100%" fo:font-size="14pt" fo:font-style="italic" fo:background-color="#ffffff" loext:char-shading-value="0" style:font-size-asian="14pt" style:font-style-asian="italic" style:font-size-complex="14pt"/>
    </style:style>
    <style:style style:name="T14" style:family="text">
      <style:text-properties fo:color="#000000" loext:opacity="100%" fo:font-size="14pt" fo:font-style="italic" style:font-size-asian="14pt" style:font-style-asian="italic" style:font-size-complex="14pt"/>
    </style:style>
    <style:style style:name="T15" style:family="text">
      <style:text-properties fo:color="#212529" loext:opacity="100%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Ситуационная задача по информационному праву № 1</text:span></text:p>
      <text:p text:style-name="P6"/>
      <text:p text:style-name="P8"><text:span text:style-name="T3">3 мая 2023 года</text:span><text:span text:style-name="T11"> </text:span><text:span text:style-name="T12">известная актриса Маргарита Иванова обратилась с претензионными требованиями к журналу «Гламур», потребовав возмещения 3 миллионов рублей в качестве компенсации причиненного ей вреда. </text:span></text:p>
      <text:p text:style-name="P8"><text:span text:style-name="T12">По мнению Маргариты, журналист журнала, несмотря на ее возражения, производил фотосъёмку актрисы в момент, когда у нее проходили индивидуальные занятия с инструктором в фитнес-центре «Планета фитнес». В аргументацию своих требований Маргарита ссылалась на положения ст. 4 и ст. 51 Закона </text:span><text:span text:style-name="T4">«</text:span><text:span text:style-name="T5">О средствах массовой информации», которые </text:span><text:span text:style-name="T12">не допускают злоупотребление правами СМИ и журналиста. </text:span></text:p>
      <text:p text:style-name="P8"><text:span text:style-name="T12">Руководство журнала «Гламур» указало на то, что журналист осуществлял фотографирование вне рамок служебного задания и во внерабочее время. Кроме того, впоследствии в журнале были опубликованы только те фотографии, на которых изображено около десяти посетителей фитнес-центре «Планета фитнес», лишь одной из которых являлась актриса. </text:span></text:p>
      <text:p text:style-name="P9"/>
      <text:p text:style-name="P10"><text:span text:style-name="T6">При каких условиях согласно нормам ГК РФ осуществляется </text:span><text:span text:style-name="T13">обнародование и дальнейшее использование изображения гражданина (в том числе его фотографии, а также видеозаписи или произведения изобразительного искусства, в которых он изображен)</text:span><text:span text:style-name="Strong"><text:span text:style-name="T10">?</text:span></text:span><text:span text:style-name="T6"> </text:span></text:p>
      <text:p text:style-name="P2">Согласно статье 152.1 ГК РФ, использование изображения гражданина, включая его фотографию, видеозапись или произведение изобразительного искусства, в которых он изображен, допускается только с его согласия, за исключением случаев, предусмотренных законом. Также гражданин имеет право требовать запрещения использования своего изображения или возмещения ущерба, причиненного его использованием без его согласия.</text:p>
      <text:p text:style-name="P10"><text:span text:style-name="T6"/></text:p>
      <text:p text:style-name="P10"><text:span text:style-name="T6">В каких случаях</text:span><text:span text:style-name="T13"> не требуется согласие гражданина</text:span><text:span text:style-name="T6"> на </text:span><text:span text:style-name="T13">обнародование и дальнейшее публичное использование его изображения в СМИ?</text:span></text:p>
      <text:p text:style-name="P2">Согласно статье 152.2 ГК РФ, согласие гражданина на использование его изображения не требуется в следующих случаях:</text:p>
      <text:p text:style-name="P2">1. Если использование изображения гражданина является необходимым для осуществления правосудия, защиты прав и законных интересов других лиц, обеспечения общественной безопасности и общественного порядка.</text:p>
      <text:p text:style-name="P2">2. Если использование изображения гражданина связано с осуществлением профессиональной деятельности журналиста, публициста или телерадиоведущего, если это не противоречит законодательству о средствах массовой информации.</text:p>
      <text:p text:style-name="P2">3. Если использование изображения гражданина осуществляется в целях научной, литературной или художественной деятельности, а также в иных целях, не противоречащих законодательству.</text:p>
      <text:p text:style-name="P2">4. Если использование изображения гражданина осуществляется в общественно значимых целях, связанных с историческими, научными, культурными или другими подобными событиями, явлениями или процессами.</text:p>
      <text:p text:style-name="P2"><text:soft-page-break/>5. Если использование изображения гражданина связано с его участием в общественной жизни или событиях, имеющих общественное значение.</text:p>
      <text:p text:style-name="P2">6. Если использование изображения гражданина необходимо для защиты жизни, здоровья или иных важных интересов этого гражданина.</text:p>
      <text:p text:style-name="P2">В указанных случаях согласие гражданина на использование его изображения не требуется, однако должны быть соблюдены ограничения, установленные законодательством о средствах массовой информации, включая недопустимость нарушения прав и законных интересов граждан.</text:p>
      <text:p text:style-name="P10"><text:span text:style-name="T6">Что означает н</text:span><text:span text:style-name="T8">едопустимость злоупотребления свободой массовой информации</text:span><text:span text:style-name="T13">?</text:span></text:p>
      <text:p text:style-name="P2">Недопустимость злоупотребления свободой массовой информации означает, что журналисты и СМИ не могут нарушать права и законные интересы граждан в своей деятельности. Свобода массовой информации не означает безоговорочное право на публикацию любой информации без учета ее социальной значимости, правового регулирования и последствий для общества. Журналисты и СМИ должны соблюдать профессиональные стандарты, не допускать нарушения закона и этических принципов, а также уважать права и свободы граждан. В случае нарушения прав и законных интересов граждан СМИ и журналисты могут нести ответственность в соответствии с законодательством.</text:p>
      <text:p text:style-name="P10"><text:span text:style-name="T13"/></text:p>
      <text:p text:style-name="P10"><text:span text:style-name="T13">Подлежит ли претензия Маргариты Ивановой удовлетворению?</text:span><text:span text:style-name="T14"><text:line-break/></text:span><text:span text:style-name="Strong"><text:span text:style-name="T10">Дайте правовую оценку ситуации.</text:span></text:span></text:p>
      <text:p text:style-name="P2">Таким образом, если журналист «Гламур» собирал материал для публикации в рамках своей профессиональной деятельности, то использование фотографий Маргариты Ивановой может быть допустимым, если это соответствует требованиям законодательства о средствах массовой информации. Однако, если журнал «Гламур» использовал фотографии Маргариты Ивановой без ее согласия в целях коммерческой деятельности, то это может рассматриваться как злоупотребление правами СМИ и журналиста.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>Ситуационная задача по информационному праву № 2</text:span></text:p>
      <text:p text:style-name="P4"/>
      <text:p text:style-name="P3"><text:span text:style-name="T15">На первом этаже дома, в котором проживает Иванов Иван Иванович, открылся новый ресторан «Империал», находящийся в собственности ООО «Луч». По мнению Иванова, с момента его открытия жизнь жильцов дома сильно изменилась в худшую сторону, поскольку каждый вечер из ресторана доносилась громкая музыка, а через вентиляцию в квартиры затягивало запахи готовящейся еды, в том числе дым от мангала. </text:span></text:p>
      <text:p text:style-name="P3"><text:span text:style-name="T15">Иванов не раз говорил об этом представителям ресторана, но реакции на его жалобы не было никакой. Желая отомстить и навредить собственникам ресторана «Империал», Иванов произвел копирование из интернета программы, заведомо зная, что она является вредоносной. Данную программу он направил на электронную почту ООО «Луч», разместив ее во вложении к письму. При открытии сообщения вредоносная программа сработала, а Иванов завладел логином и паролем для подключения к сети Интернет, используемыми ООО «Луч», которые он стал использовать в дальнейшем, в том числе в личных целях для доступа в Интернет.</text:span></text:p>
      <text:p text:style-name="P1"><text:span text:style-name="T6">Положения каких нормативных правовых актов нарушены Ивановым</text:span><text:span text:style-name="T13">?</text:span></text:p>
      <text:p text:style-name="P2">В данном случае Иванов совершил преступление, нанеся ущерб бизнесу ООО «Луч» и нарушив их права на конфиденциальность информации. Он является виновным в незаконном доступе к электронной информации и использовании логина и пароля, полученных незаконным путем. </text:p>
      <text:p text:style-name="P2">Это является нарушением статьи 272 Уголовного кодекса РФ, которая предусматривает ответственность за незаконное получение доступа к компьютерной информации, нарушение средств защиты информации и использование полученной информации. </text:p>
      <text:p text:style-name="P2">В данном случае Иванов может быть привлечен к уголовной ответственности и оштрафован, либо наказан лишением свободы на срок до 3 лет. Также ООО «Луч» может предъявить иск к Иванову на возмещение ущерба, нанесенного его действиями. </text:p>
      <text:p text:style-name="P2">В целом, Иванов должен был обратиться к соответствующим государственным органам по поводу проблемы с рестораном, а не использовать незаконные методы для решения своих проблем.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>Ситуационная задача по информационному праву № 3</text:span></text:p>
      <text:p text:style-name="P7"/>
      <text:p text:style-name="P8"><text:span text:style-name="T4">В период со 2 по 8 мая 2022 года, Иванов Иван Иванович, занимая должность командира воинской части 1346 Московской области, имея допуск к сведениям, составляющим государственную тайну и не подлежащим разглашению, без умысла на совершении государственной измены привлек подчиненных ему военнослужащих рядовых Петрова и Сидорова к изготовлению на категорированной ПЭВМ личного плана работы командира командного пункта на период его перевода с мирного на военное время (Личный план работы командира части). </text:span></text:p>
      <text:p text:style-name="P8"><text:span text:style-name="T4">В результате таких действия военнослужащие Петров и Сидоров получили доступ к сведениям, раскрывающим мобилизационное развертывание войск (сил), а также стратегию работы командира части. </text:span></text:p>
      <text:p text:style-name="P10"><text:span text:style-name="T6"/></text:p>
      <text:p text:style-name="P10"><text:span text:style-name="T6">Перечислите </text:span><text:span text:style-name="T7">сведения в военной области, составляющие государственную тайну.</text:span></text:p>
      <text:p text:style-name="P10"><text:span text:style-name="T7"/></text:p>
      <text:p text:style-name="P12">1. Мобилизационное развертывание войск (сил);</text:p>
      <text:p text:style-name="P12">2. Стратегия работы командира части;</text:p>
      <text:p text:style-name="P12">3. Планы военной операции;</text:p>
      <text:p text:style-name="P12">4. Тактико-технические характеристики вооружения и военной техники;</text:p>
      <text:p text:style-name="P12">5. Состояние и готовность военных объектов, включая склады боеприпасов и топлива;</text:p>
      <text:p text:style-name="P12">6. Сведения о численности и структуре военных подразделений;</text:p>
      <text:p text:style-name="P12">7. Сведения об оборонительных сооружениях и инженерных сооружениях;</text:p>
      <text:p text:style-name="P12">8. Сведения о мероприятиях по обеспечению боевой готовности войск;</text:p>
      <text:p text:style-name="P12">9. Сведения о местонахождении и перемещении военных подразделений и военной техники;</text:p>
      <text:p text:style-name="P12">10. Сведения о маршрутах и времени передвижения военных колонн и конвоев.</text:p>
      <text:p text:style-name="P12"/>
      <text:p text:style-name="P12"/>
      <text:p text:style-name="P10"><text:span text:style-name="T9">Какое правонарушение совершено</text:span><text:span text:style-name="T6"> Ивановым и к какому виду юридической ответственности он должен быть привлечен</text:span><text:span text:style-name="T13">?</text:span></text:p>
      <text:p text:style-name="P12"/>
      <text:p text:style-name="P13">Иванов Иван Иванович совершил преступление, предусмотренное статьей 283 УК РФ - "Неправомерный доступ к информации, составляющей государственную тайну или охраняемую законом о тайне". </text:p>
      <text:p text:style-name="P13">Он должен быть привлечен к уголовной ответственности, которая предусматривает наказание в виде лишения свободы на срок до четырех лет с лишением права занимать определенные должности или заниматься определенной деятельностью на определенный срок. Также возможно назначение штрафа в размере до пятисот тысяч рублей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-asian="Times New Roman" style:font-family-asian="'Times New Roman'" style:font-family-generic-asian="system" style:font-pitch-asian="variable"/>
    </style:style>
    <style:style style:name="rtejustify" style:family="paragraph" style:parent-style-name="Standard">
      <style:paragraph-properties fo:margin-top="0.494cm" fo:margin-bottom="0.494cm" style:contextual-spacing="false"/>
      <style:text-properties style:font-name-asian="Times New Roman" style:font-family-asian="'Times New Roman'" style:font-family-generic-asian="system" style:font-pitch-asian="variable"/>
    </style:style>
    <style:style style:name="Strong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4T08:57:20.481000000</dc:date>
    <meta:editing-duration>PT15M17S</meta:editing-duration>
    <meta:editing-cycles>1</meta:editing-cycles>
    <meta:document-statistic meta:table-count="0" meta:image-count="0" meta:object-count="0" meta:page-count="4" meta:paragraph-count="44" meta:word-count="1089" meta:character-count="8461" meta:non-whitespace-character-count="7405"/>
    <meta:generator>LibreOffice/7.4.3.2$Windows_X86_64 LibreOffice_project/1048a8393ae2eeec98dff31b5c133c5f1d08b890</meta:generator>
  </office:meta>
</office:document-meta>
</file>